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428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dotted #000000" fo:background-color="#4285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428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fo:background-color="#428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ackground-color="#ea433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dotted #000000" fo:background-color="#ea43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ea433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" style:family="table-cell" style:parent-style-name="Default" style:data-style-name="N100">
      <style:table-cell-properties fo:background-color="#ea433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dotted #000000" fo:background-color="#fbbc0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 style:data-style-name="N100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ackground-color="#34a85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dotted #000000" fo:background-color="#34a85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none" fo:background-color="#34a85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1" style:family="table-cell" style:parent-style-name="Default" style:data-style-name="N100">
      <style:table-cell-properties fo:border-bottom="none" fo:background-color="#34a85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22" table:formula="of:=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table:formula="of:=&quot;sheets&quot;" office:value-type="string" office:string-value="sheets" calcext:value-type="string">
            <text:p>sheets</text:p>
          </table:table-cell>
          <table:table-cell table:style-name="ce8" table:formula="of:=&quot;ice&quot;" office:value-type="string" office:string-value="ice" calcext:value-type="string">
            <text:p>ice</text:p>
          </table:table-cell>
          <table:table-cell table:style-name="ce13" table:formula="of:=&quot;Mary&quot;" office:value-type="string" office:string-value="Mary" calcext:value-type="string">
            <text:p>Mary</text:p>
          </table:table-cell>
          <table:table-cell table:style-name="ce18" table:formula="of:=&quot;Google Drive&quot;" office:value-type="string" office:string-value="Google Drive" calcext:value-type="string">
            <text:p>Google Drive</text:p>
          </table:table-cell>
          <table:table-cell table:number-columns-repeated="1020"/>
        </table:table-row>
        <table:table-row table:style-name="ro1">
          <table:table-cell table:style-name="ce2" table:formula="of:=&quot;cellulose&quot;" office:value-type="string" office:string-value="cellulose" calcext:value-type="string">
            <text:p>cellulose</text:p>
          </table:table-cell>
          <table:table-cell table:style-name="ce8" table:formula="of:=&quot;Christmas&quot;" office:value-type="string" office:string-value="Christmas" calcext:value-type="string">
            <text:p>Christmas</text:p>
          </table:table-cell>
          <table:table-cell table:style-name="ce13" table:formula="of:=&quot;had&quot;" office:value-type="string" office:string-value="had" calcext:value-type="string">
            <text:p>had</text:p>
          </table:table-cell>
          <table:table-cell table:style-name="ce18" table:formula="of:=&quot;storm&quot;" office:value-type="string" office:string-value="storm" calcext:value-type="string">
            <text:p>storm</text:p>
          </table:table-cell>
          <table:table-cell table:number-columns-repeated="1020"/>
        </table:table-row>
        <table:table-row table:style-name="ro1">
          <table:table-cell table:style-name="ce2" table:formula="of:=&quot;academia&quot;" office:value-type="string" office:string-value="academia" calcext:value-type="string">
            <text:p>academia</text:p>
          </table:table-cell>
          <table:table-cell table:style-name="ce8" table:formula="of:=&quot;flakes&quot;" office:value-type="string" office:string-value="flakes" calcext:value-type="string">
            <text:p>flakes</text:p>
          </table:table-cell>
          <table:table-cell table:style-name="ce13" table:formula="of:=&quot;a&quot;" office:value-type="string" office:string-value="a" calcext:value-type="string">
            <text:p>a</text:p>
          </table:table-cell>
          <table:table-cell table:style-name="ce18" table:formula="of:=&quot;sky&quot;" office:value-type="string" office:string-value="sky" calcext:value-type="string">
            <text:p>sky</text:p>
          </table:table-cell>
          <table:table-cell table:number-columns-repeated="1020"/>
        </table:table-row>
        <table:table-row table:style-name="ro1">
          <table:table-cell table:style-name="ce3" table:formula="of:=&quot;printer&quot;" office:value-type="string" office:string-value="printer" calcext:value-type="string">
            <text:p>printer</text:p>
          </table:table-cell>
          <table:table-cell table:style-name="ce9" table:formula="of:=&quot;mountain tops&quot;" office:value-type="string" office:string-value="mountain tops" calcext:value-type="string">
            <text:p>mountain tops</text:p>
          </table:table-cell>
          <table:table-cell table:style-name="ce14" table:formula="of:=&quot;little&quot;" office:value-type="string" office:string-value="little" calcext:value-type="string">
            <text:p>little</text:p>
          </table:table-cell>
          <table:table-cell table:style-name="ce19" table:formula="of:=&quot;water&quot;" office:value-type="string" office:string-value="water" calcext:value-type="string">
            <text:p>water</text:p>
          </table:table-cell>
          <table:table-cell table:number-columns-repeated="1020"/>
        </table:table-row>
        <table:table-row table:style-name="ro1">
          <table:table-cell table:style-name="ce4" table:formula="of:=&quot;paper&quot;" office:value-type="string" office:string-value="paper" calcext:value-type="string">
            <text:p>paper</text:p>
          </table:table-cell>
          <table:table-cell table:style-name="ce10" table:formula="of:=&quot;snow&quot;" office:value-type="string" office:string-value="snow" calcext:value-type="string">
            <text:p>snow</text:p>
          </table:table-cell>
          <table:table-cell table:style-name="ce15" table:formula="of:=&quot;lamb&quot;" office:value-type="string" office:string-value="lamb" calcext:value-type="string">
            <text:p>lamb</text:p>
          </table:table-cell>
          <table:table-cell table:style-name="ce20" table:formula="of:=&quot;cloud&quot;" office:value-type="string" office:string-value="cloud" calcext:value-type="string">
            <text:p>cloud</text:p>
          </table:table-cell>
          <table:table-cell table:style-name="ce23" table:formula="of:=&quot;white&quot;" office:value-type="string" office:string-value="white" calcext:value-type="string">
            <text:p>white</text:p>
          </table:table-cell>
          <table:table-cell table:number-columns-repeated="1019"/>
        </table:table-row>
        <table:table-row table:style-name="ro1">
          <table:table-cell table:style-name="ce5" table:formula="of:=&quot;papers&quot;" office:value-type="string" office:string-value="papers" calcext:value-type="string">
            <text:p>papers</text:p>
          </table:table-cell>
          <table:table-cell table:style-name="ce11" table:formula="of:=&quot;snowy&quot;" office:value-type="string" office:string-value="snowy" calcext:value-type="string">
            <text:p>snowy</text:p>
          </table:table-cell>
          <table:table-cell table:style-name="ce16" table:formula="of:=&quot;sheep&quot;" office:value-type="string" office:string-value="sheep" calcext:value-type="string">
            <text:p>sheep</text:p>
          </table:table-cell>
          <table:table-cell table:style-name="ce21" table:formula="of:=&quot;clouds&quot;" office:value-type="string" office:string-value="clouds" calcext:value-type="string">
            <text:p>clouds</text:p>
          </table:table-cell>
          <table:table-cell table:style-name="ce24" table:formula="of:=&quot;whiteness&quot;" office:value-type="string" office:string-value="whiteness" calcext:value-type="string">
            <text:p>whiteness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1" table:formula="of:=&quot;snowing&quot;" office:value-type="string" office:string-value="snowing" calcext:value-type="string">
            <text:p>snowing</text:p>
          </table:table-cell>
          <table:table-cell table:style-name="ce16" table:formula="of:=&quot;Aries&quot;" office:value-type="string" office:string-value="Aries" calcext:value-type="string">
            <text:p>Aries</text:p>
          </table:table-cell>
          <table:table-cell table:style-name="ce21" table:formula="of:=&quot;cloudy&quot;" office:value-type="string" office:string-value="cloudy" calcext:value-type="string">
            <text:p>cloudy</text:p>
          </table:table-cell>
          <table:table-cell table:style-name="ce6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6.0.5.2$Linux_X86_64 LibreOffice_project/</meta:generator>
  </office:meta>
</office:document-meta>
</file>